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02cm" fo:min-width="0cm"/>
      <style:paragraph-properties style:writing-mode="lr-tb"/>
    </style:style>
    <style:style style:name="gr3" style:family="graphic" style:parent-style-name="standard">
      <style:graphic-properties svg:stroke-color="#ffffff" draw:marker-start="" draw:fill="solid" draw:fill-color="#ffffff" draw:textarea-horizontal-align="justify" draw:textarea-vertical-align="middle" draw:auto-grow-height="false" fo:min-height="8.419cm" fo:min-width="0.00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3cm" fo:min-width="0cm"/>
      <style:paragraph-properties style:writing-mode="lr-tb"/>
    </style:style>
    <style:style style:name="gr5" style:family="graphic" style:parent-style-name="standard">
      <style:graphic-properties svg:stroke-color="#ffffff" draw:fill-color="#000000" draw:textarea-horizontal-align="justify" draw:textarea-vertical-align="middle" draw:auto-grow-height="false" fo:min-height="0cm" fo:min-width="1.546cm"/>
    </style:style>
    <style:style style:name="gr6" style:family="graphic" style:parent-style-name="objectwithoutfill">
      <style:graphic-properties svg:stroke-color="#000000" draw:fill="solid" draw:textarea-vertical-align="middle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597cm" fo:min-width="0cm"/>
    </style:style>
    <style:style style:name="P1" style:family="paragraph">
      <style:text-properties fo:color="#ffbf00"/>
    </style:style>
    <style:style style:name="P2" style:family="paragraph">
      <loext:graphic-properties draw:fill="none" draw:fill-color="#ffffff"/>
      <style:text-properties fo:color="#ffbf00" fo:font-size="96pt" fo:background-color="#ffff00" style:font-size-asian="96pt" style:font-size-complex="96pt"/>
    </style:style>
    <style:style style:name="P3" style:family="paragraph">
      <style:text-properties fo:color="#cccccc"/>
    </style:style>
    <style:style style:name="P4" style:family="paragraph">
      <loext:graphic-properties draw:fill="none" draw:fill-color="#ffffff"/>
      <style:text-properties fo:color="#cccccc" fo:font-size="96pt" style:font-size-asian="96pt" style:font-size-complex="96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text-properties fo:color="#ffe994"/>
    </style:style>
    <style:style style:name="P7" style:family="paragraph">
      <loext:graphic-properties draw:fill="none" draw:fill-color="#ffffff"/>
      <style:text-properties fo:color="#ffe994" fo:font-size="96pt" style:font-size-asian="96pt" style:font-size-complex="96pt"/>
    </style:style>
    <style:style style:name="P8" style:family="paragraph">
      <style:text-properties fo:color="#000000"/>
    </style:style>
    <style:style style:name="P9" style:family="paragraph">
      <loext:graphic-properties draw:fill="none" draw:fill-color="#ffffff"/>
      <style:text-properties fo:color="#000000" fo:font-size="96pt" fo:background-color="#ffff00" style:font-size-asian="96pt" style:font-size-complex="96pt"/>
    </style:style>
    <style:style style:name="P10" style:family="paragraph">
      <loext:graphic-properties draw:fill="none" draw:fill-color="#ffffff"/>
      <style:text-properties fo:color="#000000" fo:font-size="96pt" style:font-size-asian="96pt" style:font-size-complex="96pt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T1" style:family="text">
      <style:text-properties fo:color="#ffbf00" fo:font-size="96pt" style:font-size-asian="96pt" style:font-size-complex="96pt"/>
    </style:style>
    <style:style style:name="T2" style:family="text">
      <style:text-properties fo:color="#cccccc" fo:font-size="96pt" style:font-size-asian="96pt" style:font-size-complex="96pt"/>
    </style:style>
    <style:style style:name="T3" style:family="text">
      <style:text-properties fo:font-variant="normal" fo:text-transform="none" fo:color="#ffbf00" style:text-outline="false" style:text-line-through-style="none" style:text-line-through-type="none" style:font-name="Liberation Sans" fo:font-size="96pt" fo:font-style="normal" fo:text-shadow="none" style:text-underline-style="none" fo:font-weight="normal" style:letter-kerning="true" style:font-name-asian="Microsoft YaHei" style:font-size-asian="96pt" style:font-style-asian="normal" style:font-weight-asian="normal" style:font-name-complex="Lucida Sans" style:font-size-complex="9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e994" fo:font-size="96pt" style:font-size-asian="96pt" style:font-size-complex="96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96pt" fo:font-style="normal" fo:text-shadow="none" style:text-underline-style="none" fo:font-weight="normal" style:letter-kerning="true" style:font-name-asian="Microsoft YaHei" style:font-size-asian="96pt" style:font-style-asian="normal" style:font-weight-asian="normal" style:font-name-complex="Lucida Sans" style:font-size-complex="9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522cm" svg:height="4.036cm" draw:transform="rotate (-1.5707963267949) translate (8.239cm 7.813cm)">
          <draw:text-box>
            <text:p text:style-name="P1"><text:span text:style-name="T1">{ <text:s text:c="2"/>} </text:span></text:p>
          </draw:text-box>
        </draw:frame>
        <draw:frame draw:style-name="gr2" draw:text-style-name="P4" draw:layer="layout" svg:width="2.386cm" svg:height="5.052cm" svg:x="4.838cm" svg:y="8.62cm">
          <draw:text-box>
            <text:p text:style-name="P3"><text:span text:style-name="T2">?</text:span></text:p>
          </draw:text-box>
        </draw:frame>
        <draw:custom-shape draw:style-name="gr3" draw:text-style-name="P5" draw:layer="layout" svg:width="0.509cm" svg:height="8.669cm" draw:transform="skewX (0.00628318530717962) rotate (2.09980562307437) translate (0.854cm 9.509cm)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.642cm" svg:height="4.036cm" svg:x="8.876cm" svg:y="8.42cm">
          <draw:text-box>
            <text:p text:style-name="P1"><text:span text:style-name="T3">} <text:s/></text:span><text:span text:style-name="T1">{</text:span></text:p>
          </draw:text-box>
        </draw:frame>
        <draw:frame draw:style-name="gr4" draw:text-style-name="P7" draw:layer="layout" svg:width="2.386cm" svg:height="5.08cm" svg:x="10.017cm" svg:y="7.985cm">
          <draw:text-box>
            <text:p text:style-name="P6"><text:span text:style-name="T4">?</text:span></text:p>
          </draw:text-box>
        </draw:frame>
        <draw:frame draw:style-name="gr1" draw:text-style-name="P9" draw:layer="layout" svg:width="6.056cm" svg:height="4.036cm" svg:x="15.004cm" svg:y="8.547cm">
          <draw:text-box>
            <text:p text:style-name="P8"><text:span text:style-name="T5">{</text:span><text:span text:style-name="T6"> </text:span><text:span text:style-name="T5">_</text:span><text:span text:style-name="T7"> </text:span><text:span text:style-name="T5">}</text:span><text:span text:style-name="T8"> </text:span></text:p>
          </draw:text-box>
        </draw:frame>
        <draw:frame draw:style-name="gr4" draw:text-style-name="P10" draw:layer="layout" svg:width="2.386cm" svg:height="5.08cm" svg:x="16.394cm" svg:y="8.747cm">
          <draw:text-box>
            <text:p text:style-name="P8"><text:span text:style-name="T8">?</text:span></text:p>
          </draw:text-box>
        </draw:frame>
        <draw:custom-shape draw:style-name="gr5" draw:text-style-name="P11" draw:layer="layout" svg:width="2.046cm" svg:height="0.211cm" svg:x="9.89cm" svg:y="12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2" draw:layer="layout" svg:x1="11.936cm" svg:y1="12.021cm" svg:x2="12.43cm" svg:y2="12.162cm">
          <text:p/>
        </draw:line>
        <draw:line draw:style-name="gr6" draw:text-style-name="P12" draw:layer="layout" svg:x1="11.936cm" svg:y1="12.233cm" svg:x2="12.43cm" svg:y2="12.162cm">
          <text:p/>
        </draw:line>
        <draw:custom-shape draw:style-name="gr7" draw:text-style-name="P13" draw:layer="layout" svg:width="0.141cm" svg:height="0.847cm" svg:x="11.301cm" svg:y="11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3" draw:layer="layout" svg:width="0.141cm" svg:height="0.847cm" svg:x="11.583cm" svg:y="11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3" draw:layer="layout" svg:width="0.141cm" svg:height="0.847cm" svg:x="11.019cm" svg:y="11.668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4-10T07:21:09.845000000</meta:creation-date>
    <dc:date>2021-04-10T08:14:50.822000000</dc:date>
    <meta:editing-duration>PT12M34S</meta:editing-duration>
    <meta:editing-cycles>1</meta:editing-cycles>
    <meta:document-statistic meta:object-count="13"/>
    <meta:generator>LibreOffice/6.4.5.2$Windows_X86_64 LibreOffice_project/a726b36747cf2001e06b58ad5db1aa3a9a1872d6</meta:generator>
  </office:meta>
</office:document-meta>
</file>